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tyQueriesFinder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alityQueriesFinder.bestTerms( String field , int numTer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rmsDfQueue.TermsDfQueu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QueriesFinder.QualityQueriesFinder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QueriesFinder.formatQueryAsTrecTopic( int qnum , String title , String description , String narrati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Df.TermDf( String word , int 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lityQueriesFinder.bestQueries( String field , int numQue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sDfQueue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